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orphans="2" fo:widows="2"/>
    </style:style>
    <style:style style:name="P2" style:family="paragraph" style:parent-style-name="Heading_20_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4pt" fo:letter-spacing="normal" fo:font-style="normal" fo:font-weight="bold" style:font-size-asian="14pt" style:font-size-complex="14pt"/>
    </style:style>
    <style:style style:name="P3" style:family="paragraph" style:parent-style-name="Heading_20_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4pt" fo:letter-spacing="normal" fo:font-style="normal" fo:font-weight="bold" officeooo:rsid="0010e454" officeooo:paragraph-rsid="0010e454" style:font-size-asian="14pt" style:font-size-complex="14pt"/>
    </style:style>
    <style:style style:name="P4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font-size="14pt" fo:letter-spacing="normal" fo:font-style="normal" fo:font-weight="bold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92c0e" officeooo:paragraph-rsid="00192c0e"/>
    </style:style>
    <style:style style:name="P8" style:family="paragraph" style:parent-style-name="Text_20_body" style:list-style-name="L2">
      <style:paragraph-properties fo:margin-top="0cm" fo:margin-bottom="0.423cm" loext:contextual-spacing="false" fo:orphans="2" fo:widows="2"/>
      <style:text-properties officeooo:paragraph-rsid="00112b8e"/>
    </style:style>
    <style:style style:name="P9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12b8e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28be3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6" style:family="text">
      <style:text-properties fo:font-variant="normal" fo:text-transform="none" fo:color="#24292e" style:font-name="Ubuntu Mono" fo:font-size="12pt" fo:letter-spacing="normal" fo:font-style="normal" fo:font-weight="normal" style:font-size-asian="10.5pt" style:font-size-complex="12pt" loext:padding="0cm" loext:border="none"/>
    </style:style>
    <style:style style:name="T7" style:family="text">
      <style:text-properties style:font-name="Ubuntu Mono" fo:font-size="12pt" style:font-size-asian="10.5pt" style:font-size-complex="12pt"/>
    </style:style>
    <style:style style:name="T8" style:family="text">
      <style:text-properties style:font-name="Ubuntu Mono" style:font-size-asian="12pt" style:font-size-complex="12pt"/>
    </style:style>
    <style:style style:name="T9" style:family="text">
      <style:text-properties style:font-name="SFMono-Regular" fo:font-size="9pt"/>
    </style:style>
    <style:style style:name="T10" style:family="text">
      <style:text-properties officeooo:rsid="0016cf7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Aufgabe 10</text:h>
      <text:h text:style-name="P2" text:outline-level="2">1. Vorbereitung</text:h>
      <text:list xml:id="list6382080173838476411" text:style-name="L1">
        <text:list-item>
          <text:p text:style-name="P9"><text:span text:style-name="T5"><text:s/></text:span><text:span text:style-name="T7">Ein homogenes Array kann im Gegensatz zum heterogenen Array nur einen Datentyp speichern</text:span></text:p>
        </text:list-item>
        <text:list-item>
          <text:p text:style-name="P10"><text:span text:style-name="Source_20_Text"><text:span text:style-name="T6">. Die Parameter aus der URL werden in das Array query gespeichert</text:span></text:span></text:p>
          <text:p text:style-name="P10"><text:span text:style-name="Source_20_Text"><text:span text:style-name="T4"/></text:span></text:p>
        </text:list-item>
        <text:list-item>
          <text:p text:style-name="P5"><text:s/><text:span text:style-name="T8">Durchläuft die Eigenschaften eines Objects und weißt diese der angegebenen Variable zu.<text:line-break/>In konkreten Fall wird über die Schlüssel des von der Parse Methode erzeugten Objektes iteriert</text:span></text:p>
        </text:list-item>
        <text:list-item>
          <text:p text:style-name="P5"><text:s/><text:span text:style-name="T10">Der Access-Control-Allow-Origin Header gibt an, ob die Rescourcen eines Servers mit dem Ursprung der Anfrage (also domain: port) geteilt werden dürfen.<text:line-break/>Das heißt , wenn der Server den ACAO Header übersendet, erlaubt den Abruf der Seiten.</text:span></text:p>
        </text:list-item>
      </text:list>
      <text:h text:style-name="P4" text:outline-level="2"><text:bookmark text:name="user-content-4-ajax"/>4. Ajax</text:h>
      <text:list xml:id="list3579437169819681982" text:style-name="L2">
        <text:list-item>
          <text:p text:style-name="P6"/>
        </text:list-item>
        <text:list-item>
          <text:p text:style-name="P7">1. setupColorDivs initialisiert die Eventlistener<text:line-break/><text:line-break/>2.2 handleClickOnDiv holt sich nach einem onclick die Farbe und übergibt sie an sendRequest<text:line-break/><text:line-break/>2.3 sendRequest initaliesiert einen XMLHTTPRequest und macht eine Get abfrage<text:line-break/><text:line-break/>2.4 handleStateChange wird nach erfolgreicher Ausführung von sendRequest ausgeführt und verarbeitet die Response</text:p>
        </text:list-item>
        <text:list-item>
          <text:p text:style-name="P6">Die Klasse XMLHttpRequest dient dazu, um Daten von einer URL zu erhalten <text:line-break/>readyState = Status der Anfrage (0-4) <text:line-break/>responseType = Kann gesetzt werden, um den Datentyp der Antwort zu ändern. <text:line-break/>Default ist String status = Status der Antwort auf die Anfrage (200 = erfolgreiche Anfrage) <text:line-break/>statusText = Wie status, jedoch als ganze Antwortnachricht (z.B. OK)</text:p>
        </text:list-item>
        <text:list-item>
          <text:p text:style-name="P8"><text:span text:style-name="T1"><text:s/></text:span><text:span text:style-name="T2">A</text:span><text:span text:style-name="T3">j</text:span><text:span text:style-name="T2">ax bezeichnet ein Konzept der Asynchronen Datenübertragung zwischen einen Browser und den Server. </text:span>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4:50:53.496975747</meta:creation-date>
    <meta:generator>LibreOffice/5.2.2.2$Linux_X86_64 LibreOffice_project/20m0$Build-2</meta:generator>
    <dc:date>2017-06-21T20:41:02.687047069</dc:date>
    <meta:editing-duration>PT1H24M47S</meta:editing-duration>
    <meta:editing-cycles>10</meta:editing-cycles>
    <meta:document-statistic meta:table-count="0" meta:image-count="0" meta:object-count="0" meta:page-count="2" meta:paragraph-count="11" meta:word-count="212" meta:character-count="1410" meta:non-whitespace-character-count="1204"/>
  </office:meta>
</office:document-meta>
</file>